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10:28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8:15:44.648474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7T14:44:08.929727715</dc:date>
    <meta:editing-duration>P11DT1H41M54S</meta:editing-duration>
    <meta:editing-cycles>230</meta:editing-cycles>
    <meta:generator>LibreOffice/24.2.7.2$Linux_X86_64 LibreOffice_project/420$Build-2</meta:generator>
    <dc:creator>Jérôme Quelin</dc:creator>
    <meta:document-statistic meta:table-count="7" meta:cell-count="13351" meta:object-count="0"/>
  </office:meta>
</office:document-meta>
</file>